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007fbf" fo:font-size="11pt" style:font-size-asian="11pt" style:font-size-complex="11pt"/>
    </style:style>
    <style:style style:name="P2" style:family="paragraph" style:parent-style-name="Preformatted_20_Text">
      <style:text-properties fo:font-size="11pt" style:font-size-asian="11pt" style:font-size-complex="11pt"/>
    </style:style>
    <style:style style:name="P3" style:family="paragraph" style:parent-style-name="Preformatted_20_Text">
      <style:text-properties fo:font-size="11pt" fo:background-color="#ffcc99" style:font-size-asian="11pt" style:font-size-complex="11pt"/>
    </style:style>
    <style:style style:name="P4" style:family="paragraph" style:parent-style-name="Preformatted_20_Text">
      <style:text-properties fo:font-size="11pt" fo:background-color="#ffcc99" style:font-size-asian="11pt" style:font-size-complex="11pt"/>
    </style:style>
    <style:style style:name="P5" style:family="paragraph" style:parent-style-name="Preformatted_20_Text">
      <style:text-properties fo:font-size="11pt" style:font-size-asian="11pt" style:font-size-complex="11pt"/>
    </style:style>
    <style:style style:name="P6" style:family="paragraph" style:parent-style-name="Preformatted_20_Text">
      <style:text-properties fo:color="#ff0000" style:text-line-through-style="solid" fo:font-size="11pt" style:font-size-asian="11pt" style:font-size-complex="11pt"/>
    </style:style>
    <style:style style:name="T1" style:family="text">
      <style:text-properties fo:color="#007fbf"/>
    </style:style>
    <style:style style:name="T2" style:family="text">
      <style:text-properties fo:color="#007fbf"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background-color="#ffcc99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800000"/>
    </style:style>
    <style:style style:name="T8" style:family="text">
      <style:text-properties fo:color="#ff0000"/>
    </style:style>
    <style:style style:name="T9" style:family="text">
      <style:text-properties fo:color="#ff0000" style:text-line-through-style="soli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Loving Cup</text:span><text:span text:style-name="T3"> </text:span><text:s text:c="13"/>by Jagger/Richards</text:p>
      <text:p text:style-name="P2"/>
      <text:p text:style-name="P3"><text:span text:style-name="T1">D</text:span> <text:s text:c="17"/><text:span text:style-name="T1">C</text:span> <text:s text:c="16"/><text:span text:style-name="T1">G</text:span></text:p>
      <text:p text:style-name="P3">I'm the man on the mountain, come on up</text:p>
      <text:p text:style-name="P3"><text:span text:style-name="T1">D</text:span> <text:s text:c="21"/><text:span text:style-name="T1">C</text:span> <text:s text:c="25"/><text:span text:style-name="T1">G</text:span></text:p>
      <text:p text:style-name="P3">I'm the plowman in the valley with a face full of mud</text:p>
      <text:p text:style-name="P2"><text:s text:c="9"/><text:span text:style-name="T1">C</text:span> <text:s text:c="34"/><text:span text:style-name="T1">G</text:span></text:p>
      <text:p text:style-name="P2">Yes I <text:s/>am fumbling and I <text:s/>know my car won't start</text:p>
      <text:p text:style-name="P2"><text:s text:c="9"/><text:span text:style-name="T1">C</text:span> <text:s text:c="34"/><text:span text:style-name="T1">G</text:span></text:p>
      <text:p text:style-name="P2">Yes I <text:s/>am stumbling and I <text:s/>know I <text:s/>play <text:span text:style-name="T5">a bad guitar</text:span></text:p>
      <text:p text:style-name="P2"><text:span text:style-name="T1"/></text:p>
      <text:p text:style-name="P2"><text:span text:style-name="T1">F</text:span> <text:s text:c="13"/><text:span text:style-name="T1">C</text:span> <text:s text:c="23"/><text:span text:style-name="T1">G</text:span> <text:s text:c="7"/></text:p>
      <text:p text:style-name="P2">Give me little drink from your loving cup</text:p>
      <text:p text:style-name="P2"><text:span text:style-name="T1">F</text:span> <text:s text:c="10"/><text:span text:style-name="T1">C</text:span> <text:s text:c="27"/><text:span text:style-name="T1">G</text:span></text:p>
      <text:p text:style-name="P2">Just one drink and I'll fall down drunk</text:p>
      <text:p text:style-name="P2"/>
      <text:p text:style-name="P2"/>
      <text:p text:style-name="P2">I'm the man who walks the hillside in the <text:span text:style-name="T5">sweet summer sun</text:span></text:p>
      <text:p text:style-name="P2">I'm the man who brings you roses when you <text:span text:style-name="T5">ain't got none</text:span></text:p>
      <text:p text:style-name="P2">Well, I can run and jump and fish, but I <text:span text:style-name="T5">won't fight</text:span></text:p>
      <text:p text:style-name="P2">You if you want to push and pull with me <text:span text:style-name="T5">all night</text:span></text:p>
      <text:p text:style-name="P2"/>
      <text:p text:style-name="P2">Give me little drink from your loving cup</text:p>
      <text:p text:style-name="P2">Just one drink and I'll fall down drunk</text:p>
      <text:p text:style-name="P2"/>
      <text:p text:style-name="P6">Bm <text:s text:c="7"/>Am <text:s text:c="19"/>G <text:s text:c="20"/>D</text:p>
      <text:p text:style-name="Preformatted_20_Text"><text:span text:style-name="T1">Em</text:span> <text:s text:c="21"/><text:span text:style-name="T1">Bm</text:span> <text:s text:c="16"/><text:span text:style-name="T2">C <text:s text:c="16"/>G</text:span></text:p>
      <text:p text:style-name="P2">I feel so humble with you tonight just sitting by the fire</text:p>
      <text:p text:style-name="P1">Bb</text:p>
      <text:p text:style-name="P2">See your face dancing in the flame, feel your mouth kissing me again</text:p>
      <text:p text:style-name="P2"><text:span text:style-name="T1">Bb</text:span> <text:s text:c="37"/><text:span text:style-name="T1">D</text:span></text:p>
      <text:p text:style-name="P3">What a beautiful buzz, what a beautiful buzz</text:p>
      <text:p text:style-name="P3"><text:s text:c="17"/><text:span text:style-name="T1">C</text:span> <text:s text:c="21"/><text:span text:style-name="T1">G</text:span></text:p>
      <text:p text:style-name="P3">What a beautiful buzz, what a beautiful buzz</text:p>
      <text:p text:style-name="P3"><text:span text:style-name="T1">D</text:span> <text:s text:c="23"/><text:span text:style-name="T1">C</text:span> <text:s text:c="21"/><text:span text:style-name="T1">G</text:span></text:p>
      <text:p text:style-name="P3">Ohhhhh, what a beautiful buzz, what a beautiful buzz</text:p>
      <text:p text:style-name="P2"/>
      <text:p text:style-name="P3">Yes, I am nitty gritty and my shirt's all torn, </text:p>
      <text:p text:style-name="P3">But I would love to spill the beans with you till dawn</text:p>
      <text:p text:style-name="P2"/>
      <text:p text:style-name="P2"><text:s text:c="8"/>[repeat previous chord pattern]</text:p>
      <text:p text:style-name="P2"><text:span text:style-name="T5">Give me little drink</text:span> from your loving cup, </text:p>
      <text:p text:style-name="P2"><text:span text:style-name="T5">Just one drink </text:span>and I'll fall down drunk</text:p>
      <text:p text:style-name="P2"><text:span text:style-name="T1"/></text:p>
      <text:p text:style-name="P2"><text:span text:style-name="T1">G <text:s/></text:span></text:p>
      <text:p text:style-name="P2"><text:span text:style-name="T5">Gimme little drink</text:span> (repeat a few times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Dowd</meta:initial-creator>
    <meta:creation-date>2011-05-02T14:48:04</meta:creation-date>
    <dc:date>2011-10-19T11:56:38</dc:date>
    <meta:editing-duration>PT14M</meta:editing-duration>
    <meta:editing-cycles>5</meta:editing-cycles>
    <meta:generator>LibreOffice/3.4$Unix LibreOffice_project/340m1$Build-302</meta:generator>
    <meta:document-statistic meta:table-count="0" meta:image-count="0" meta:object-count="0" meta:page-count="1" meta:paragraph-count="37" meta:word-count="260" meta:character-count="1667" meta:non-whitespace-character-count="950"/>
  </office:meta>
</office:document-meta>
</file>